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5a3fd" officeooo:paragraph-rsid="0015a3fd" style:font-size-asian="12pt" style:font-size-complex="12pt"/>
    </style:style>
    <style:style style:name="T1" style:family="text">
      <style:text-properties officeooo:rsid="00168f3d"/>
    </style:style>
    <style:style style:name="T2" style:family="text">
      <style:text-properties officeooo:rsid="0018f6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entwicklungsprojekt</text:p>
      <text:p text:style-name="P2">Pearsonpuzzle</text:p>
      <text:p text:style-name="P2"/>
      <text:p text:style-name="P3">3.Meilenstein</text:p>
      <text:p text:style-name="P1"/>
      <text:list xml:id="list2098439064119005627" text:style-name="L1">
        <text:list-item>
          <text:p text:style-name="P4">Implementierung</text:p>
          <text:list>
            <text:list-item>
              <text:p text:style-name="P4">Datenbank<text:span text:style-name="T1">anbindung</text:span> bei Passwortabfrage umsetzen</text:p>
            </text:list-item>
            <text:list-item>
              <text:p text:style-name="P4">In Lehrerperspektive Text/Code Editor implementieren</text:p>
            </text:list-item>
            <text:list-item>
              <text:p text:style-name="P4">eventuell visitor Pattern implementieren</text:p>
            </text:list-item>
          </text:list>
        </text:list-item>
        <text:list-item>
          <text:p text:style-name="P4">Refactoring</text:p>
          <text:list>
            <text:list-item>
              <text:p text:style-name="P4">Große Views in kleine Views splitten</text:p>
            </text:list-item>
          </text:list>
        </text:list-item>
        <text:list-item>
          <text:p text:style-name="P4">Dokumentation </text:p>
          <text:list>
            <text:list-item>
              <text:p text:style-name="P4">Java Doc, <text:span text:style-name="T2">Kommentare</text:span> und Github <text:span text:style-name="T2">(=Projektverwaltung)</text:span> aktuell halten, <text:span text:style-name="T1">Merge durchführen</text:span></text:p>
            </text:list-item>
            <text:list-item>
              <text:p text:style-name="P4">Klassendiagramme aktualisier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TUM<text:tab/>WiSe 16/17<text:tab/>Markus Spörl<text:line-break/>Philipp Shah<text:tab/><text:tab/>Raphael Wew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1M12S</meta:editing-duration>
    <meta:editing-cycles>11</meta:editing-cycles>
    <meta:generator>LibreOffice/4.3.3.2$Linux_X86_64 LibreOffice_project/430m0$Build-2</meta:generator>
    <dc:date>2016-11-17T18:43:46.410347859</dc:date>
    <dc:creator>workspace </dc:creator>
    <meta:document-statistic meta:table-count="0" meta:image-count="0" meta:object-count="0" meta:page-count="1" meta:paragraph-count="13" meta:word-count="55" meta:character-count="448" meta:non-whitespace-character-count="413"/>
    <meta:user-defined meta:name="Info 1"/>
    <meta:user-defined meta:name="Info 2"/>
    <meta:user-defined meta:name="Info 3"/>
    <meta:user-defined meta:name="Info 4"/>
  </office:meta>
</office:document-meta>
</file>